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style:font-size-asian="10pt" style:font-weight-asian="normal" style:font-name-complex="Liberation Sans2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7" style:family="paragraph" style:parent-style-name="TOP_20_LINE">
      <style:text-properties style:font-name="Arial1" fo:font-size="10pt" fo:text-shadow="none" fo:font-weight="normal" style:font-size-asian="10pt" style:font-weight-asian="normal" style:font-name-complex="Liberation Sans2" style:font-size-complex="10pt" style:font-weight-complex="normal"/>
    </style:style>
    <style:style style:name="P8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9" style:family="paragraph" style:parent-style-name="Teri">
      <style:text-properties style:font-name="Arial1" officeooo:rsid="000516d0" officeooo:paragraph-rsid="000516d0"/>
    </style:style>
    <style:style style:name="P10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1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2" style:family="paragraph" style:parent-style-name="Body_20_Text_20_2">
      <style:text-properties style:font-name="Arial1" officeooo:paragraph-rsid="000516d0"/>
    </style:style>
    <style:style style:name="P13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4" style:family="paragraph" style:parent-style-name="Standard">
      <style:text-properties style:font-name="Arial1"/>
    </style:style>
    <style:style style:name="P15" style:family="paragraph" style:parent-style-name="Standard">
      <style:text-properties style:font-name="Arial1" officeooo:paragraph-rsid="001a0a21"/>
    </style:style>
    <style:style style:name="P16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1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4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5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0pt" officeooo:paragraph-rsid="001c2497" style:font-size-asian="10pt" style:font-size-complex="10pt"/>
    </style:style>
    <style:style style:name="P26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officeooo:paragraph-rsid="001c2497" style:font-size-asian="10pt" style:font-size-complex="10pt"/>
    </style:style>
    <style:style style:name="P27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8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29" style:family="paragraph" style:parent-style-name="TOP_20_LINE">
      <style:paragraph-properties fo:text-align="start" style:justify-single-word="false"/>
      <style:text-properties officeooo:paragraph-rsid="001c2497"/>
    </style:style>
    <style:style style:name="P30" style:family="paragraph" style:parent-style-name="TOP_20_LINE">
      <style:text-properties officeooo:paragraph-rsid="001c2497"/>
    </style:style>
    <style:style style:name="P3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32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00" fo:font-size="10pt" fo:font-weight="normal" style:font-size-asian="10pt" style:font-weight-asian="normal" style:font-name-complex="Liberation Sans2" style:font-size-complex="10pt" style:font-weight-complex="normal"/>
    </style:style>
    <style:style style:name="T3" style:family="text">
      <style:text-properties fo:color="#0000ff" fo:font-size="10pt" fo:font-weight="normal" style:font-size-asian="10pt" style:font-weight-asian="normal" style:font-name-complex="Liberation Sans2" style:font-size-complex="10pt" style:font-weight-complex="normal"/>
    </style:style>
    <style:style style:name="T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5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9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11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name-complex="Liberation Sans2" style:font-size-complex="10pt" style:font-style-complex="italic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style:font-name-asian="Liberation Sans2" style:font-size-asian="10pt" style:font-style-asian="italic" style:font-weight-asian="normal" style:font-name-complex="Liberation Sans2" style:font-size-complex="10pt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ize-complex="10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7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8" style:family="text">
      <style:text-properties fo:font-weight="normal" style:font-weight-asian="normal" style:font-name-complex="Liberation Sans2" style:font-weight-complex="normal"/>
    </style:style>
    <style:style style:name="T19" style:family="text">
      <style:text-properties fo:font-weight="normal" style:font-name-asian="Liberation Sans2" style:font-weight-asian="normal" style:font-name-complex="Liberation Sans2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c2497" style:font-weight-asian="normal" style:font-name-complex="Liberation Sans2" style:font-weight-complex="normal"/>
    </style:style>
    <style:style style:name="T22" style:family="text">
      <style:text-properties fo:font-style="italic" fo:font-weight="normal" style:font-style-asian="italic" style:font-weight-asian="normal" style:font-name-complex="Liberation Sans2" style:font-style-complex="italic" style:font-weight-complex="normal"/>
    </style:style>
    <style:style style:name="T23" style:family="text">
      <style:text-properties officeooo:rsid="001c2497"/>
    </style:style>
    <style:style style:name="T24" style:family="text">
      <style:text-properties style:font-name="Arial" fo:font-size="10pt" fo:font-weight="normal" style:font-size-asian="10pt" style:font-weight-asian="normal" style:font-name-complex="Liberation Sans1"/>
    </style:style>
    <style:style style:name="T2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26" style:family="text">
      <style:text-properties style:font-name="Arial" fo:font-size="10pt" fo:text-shadow="none" fo:font-weight="normal" style:font-size-asian="10pt" style:font-weight-asian="normal" style:font-name-complex="Liberation Sans1"/>
    </style:style>
    <style:style style:name="T27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28" style:family="text">
      <style:text-properties style:font-name="Arial" fo:font-weight="normal" style:font-weight-asian="normal" style:font-name-complex="Liberation Sans1" style:font-weight-complex="normal"/>
    </style:style>
    <style:style style:name="T29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30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31" style:family="text">
      <style:text-properties style:font-name="Arial" style:font-name-complex="Liberation Sans1"/>
    </style:style>
    <style:style style:name="T32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33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34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35" style:family="text">
      <style:text-properties fo:font-weight="bold" style:font-weight-asian="bold" style:font-name-complex="Liberation Sans2" style:font-weight-complex="bold"/>
    </style:style>
    <style:style style:name="T36" style:family="text">
      <style:text-properties fo:font-weight="bold" officeooo:rsid="002053f7" style:font-weight-asian="bold" style:font-name-complex="Liberation Sans2" style:font-weight-complex="bold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6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31"><text:span text:style-name="T35">SUMMER CONFERENCE </text:span><text:span text:style-name="T36">2017</text:span></text:p>
      <text:p text:style-name="P29"><text:span text:style-name="T24">Red Lion Hotels - Richland, Wa. <text:s text:c="4"/></text:span><text:span text:style-name="T25">Hotel Reservations:</text:span><text:span text:style-name="T24"> <text:s text:c="3"/>(509) 946-7611 </text:span><text:span text:style-name="T29">(WAMC Group Code – </text:span><text:span text:style-name="T30">ATTE0626</text:span><text:span text:style-name="T29">)</text:span></text:p>
      <text:p text:style-name="P30"><text:span text:style-name="T26">June 26 - June 30, 2017</text:span></text:p>
      <text:p text:style-name="P23"><text:span text:style-name="T27"><text:s/></text:span><text:span text:style-name="T28">(Monday - Friday)</text:span></text:p>
      <text:list xml:id="list4071977310856327098" text:style-name="WW8Num2">
        <text:list-item>
          <text:h text:style-name="P28" text:outline-level="1">Registration</text:h>
        </text:list-item>
      </text:list>
      <text:p text:style-name="P5">Send to: <text:s/>Washington Applied Math Council</text:p>
      <text:p text:style-name="P4"><text:span text:style-name="T11">PO BOX 171, Heisson, WA <text:s/>98622-0171 <text:s/></text:span><text:span text:style-name="T12">Phone: <text:s/>( 360) 687-1171) or Fax: <text:s/>(360) 666-1198</text:span></text:p>
      <text:p text:style-name="P3"><text:span text:style-name="T2">Email:</text:span><text:span text:style-name="T3"> </text:span><text:span text:style-name="T4">berickson@live.com</text:span></text:p>
      <text:p text:style-name="P6">Purchase Order (or P.O. Number) or payment MUST accompany Registration form!</text:p>
      <text:p text:style-name="P3"><text:span text:style-name="T14"><text:s/></text:span><text:span text:style-name="T15">Make checks payable to WAMC</text:span></text:p>
      <text:p text:style-name="P20"/>
      <text:p text:style-name="P18"><text:span text:style-name="T8">Name:</text:span><text:span text:style-name="T6"><draw:control text:anchor-type="as-char" draw:z-index="0" draw:style-name="gr1" draw:text-style-name="P34" svg:width="2.5004in" svg:height="0.2504in" draw:control="control1"/></text:span><text:span text:style-name="T8"><text:tab/>School District:</text:span><text:span text:style-name="T6"><draw:control text:anchor-type="as-char" draw:z-index="1" draw:style-name="gr1" draw:text-style-name="P34" svg:width="2.2406in" svg:height="0.2504in" draw:control="control2"/></text:span><text:span text:style-name="T8"> </text:span></text:p>
      <text:p text:style-name="P18"><text:span text:style-name="T8">Address: </text:span><text:span text:style-name="T6"><draw:control text:anchor-type="as-char" draw:z-index="2" draw:style-name="gr1" draw:text-style-name="P34" svg:width="2.5004in" svg:height="0.2504in" draw:control="control3"/></text:span><text:span text:style-name="T8">City, Zip: </text:span><text:span text:style-name="T6"><draw:control text:anchor-type="as-char" draw:z-index="3" draw:style-name="gr1" draw:text-style-name="P34" svg:width="2.5004in" svg:height="0.2504in" draw:control="control4"/></text:span></text:p>
      <text:p text:style-name="P19"><text:span text:style-name="T8">School: </text:span><text:span text:style-name="T8"><draw:control text:anchor-type="as-char" draw:z-index="13" draw:style-name="gr1" draw:text-style-name="P34" svg:width="2.5004in" svg:height="0.2504in" draw:control="control14"/></text:span><text:span text:style-name="T8"><text:tab/>School Phone: </text:span><text:span text:style-name="T6"><draw:control text:anchor-type="as-char" draw:z-index="4" draw:style-name="gr1" draw:text-style-name="P34" svg:width="2.0004in" svg:height="0.2504in" draw:control="control5"/></text:span></text:p>
      <text:p text:style-name="P15"><text:span text:style-name="T9">Billing</text:span><text:span text:style-name="T8"> Address: </text:span><text:span text:style-name="T10"><draw:control text:anchor-type="as-char" draw:z-index="14" draw:style-name="gr1" draw:text-style-name="P34" svg:width="5.0004in" svg:height="0.2504in" draw:control="control15"/></text:span></text:p>
      <text:p text:style-name="P14"><text:span text:style-name="T8">School Email: </text:span><text:span text:style-name="T6"><draw:control text:anchor-type="as-char" draw:z-index="5" draw:style-name="gr1" draw:text-style-name="P34" svg:width="2.5004in" svg:height="0.2504in" draw:control="control6"/></text:span><text:span text:style-name="T8"> <text:s/>CTE Cert.# </text:span><text:span text:style-name="T6"><draw:control text:anchor-type="as-char" draw:z-index="6" draw:style-name="gr1" draw:text-style-name="P34" svg:width="1.7504in" svg:height="0.2504in" draw:control="control7"/></text:span></text:p>
      <text:p text:style-name="P14"><text:span text:style-name="T8">Summer Address: </text:span><text:span text:style-name="T7"><draw:control text:anchor-type="as-char" draw:z-index="7" draw:style-name="gr1" draw:text-style-name="P34" svg:width="5.0004in" svg:height="0.2504in" draw:control="control8"/></text:span></text:p>
      <text:p text:style-name="P15"><text:span text:style-name="T8">Summer Phone: </text:span><text:span text:style-name="T6"><draw:control text:anchor-type="as-char" draw:z-index="8" draw:style-name="gr1" draw:text-style-name="P34" svg:width="2.0004in" svg:height="0.2504in" draw:control="control9"/></text:span><text:span text:style-name="T8"> Email:</text:span><text:span text:style-name="T6"><draw:control text:anchor-type="as-char" draw:z-index="9" draw:style-name="gr1" draw:text-style-name="P34" svg:width="2.5004in" svg:height="0.2504in" draw:control="control10"/></text:span><text:span text:style-name="T8"> <text:s text:c="4"/></text:span></text:p>
      <text:p text:style-name="P15"><text:span text:style-name="T9">Check Number</text:span><text:span text:style-name="T8">: </text:span><text:span text:style-name="T8"><draw:control text:anchor-type="as-char" draw:z-index="15" draw:style-name="gr1" draw:text-style-name="P34" svg:width="2.0004in" svg:height="0.2504in" draw:control="control16"/></text:span><text:span text:style-name="T8"> </text:span><text:span text:style-name="T9">PO Number</text:span><text:span text:style-name="T8">:</text:span><text:span text:style-name="T8"><draw:control text:anchor-type="as-char" draw:z-index="16" draw:style-name="gr1" draw:text-style-name="P34" svg:width="2.0004in" svg:height="0.2504in" draw:control="control17"/></text:span><text:span text:style-name="T8"> <text:s text:c="25"/></text:span></text:p>
      <text:p text:style-name="P8"/>
      <text:p text:style-name="P2">Registration Fees: <text:s/>$535 ($575 After May 2<text:span text:style-name="T23">6</text:span>th)</text:p>
      <text:p text:style-name="P13">(Registration includes five hosted meals (3 lunches, 2 Dinners), notebook, software, copy services and </text:p>
      <text:p text:style-name="P12"><text:span text:style-name="T11"><text:tab/>(</text:span><text:span text:style-name="T13">40 STEM Clock Hours.)</text:span></text:p>
      <text:p text:style-name="P10">Check Where Applicable (Please!) </text:p>
      <text:p text:style-name="P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2"><text:tab/>(Cengage Annotated Instructor's Edition)</text:p>
      <text:p text:style-name="P16">** <text:s/>Lesson Plans/Labs are developed to address the CCSS, ELL and STEM</text:p>
      <text:p text:style-name="P16">** <text:s/>CORD and AMME Applied Math materials are used as reference and guidelines</text:p>
      <text:p text:style-name="P17"/>
      <text:list xml:id="list5958727234192662484" text:style-name="WW8Num4">
        <text:list-item>
          <text:p text:style-name="P24">Participants must bring with them a scientific calculator, all Applied Math teachers editions of the textbooks they plan to use during the coming year <text:s/></text:p>
        </text:list-item>
        <text:list-item>
          <text:p text:style-name="P24">A computer is essential and a printer would be extremely useful.</text:p>
        </text:list-item>
      </text:list>
      <text:p text:style-name="P21"><text:span text:style-name="T20">Deadline for early registration is May 2</text:span><text:span text:style-name="T21">6</text:span><text:span text:style-name="T20">, 201</text:span><text:span text:style-name="T21">7</text:span><text:span text:style-name="T18">. <text:s/>Registrations received after this date will be on a "space available" basis at $575.00 per participant.</text:span></text:p>
      <text:list xml:id="list1752458121706096317" text:style-name="WW8Num3">
        <text:list-item>
          <text:p text:style-name="P32">Conference Check-in and on-site registration (space available) may be made in the motel lobby Sunday, June 26th, between 1:00 and 3:15. <text:s/>Three (3) continuing education credits are available from CWU for an additional fee of $70 per credit.</text:p>
        </text:list-item>
        <text:list-item>
          <text:p text:style-name="P33">The Summer Conference starts at 3:30 on June 26th and ends at noon on June 30th.</text:p>
        </text:list-item>
      </text:list>
      <text:p text:style-name="P11"/>
      <text:p text:style-name="P26"><text:span text:style-name="T31">WAMC CANCELLATION &amp; REFUND POLICY</text:span></text:p>
      <text:p text:style-name="P25"><text:span text:style-name="T28">Districts or individuals wishing to reserve a slot may do so by sending a check with a registration form for $250 with the remainder payable at check-in. <text:s/></text:span><text:span text:style-name="T32">Deposits are non-refundable.</text:span><text:span text:style-name="T28">  The total amount ($565) will be due for cancellations received after May 26, 2017. <text:s/>An administrative fee of $75 will be charged for all canceled reservations, prior to May 27, 2016. <text:s text:c="2"/></text:span><text:span text:style-name="T33">All cancellations must be in writing.</text:span><text:span text:style-name="T28"> <text:s/>Districts may make substitutions with a written notification at least 3 days prior to the conference. <text:s/></text:span><text:span text:style-name="T34">There will be no refunds for no-shows.</text:span></text:p>
      <text:p text:style-name="P1"><text:span text:style-name="T17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5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7-23T20:59:05.421317828</dc:date>
    <meta:print-date>2011-08-12T14:01:00</meta:print-date>
    <meta:editing-cycles>37</meta:editing-cycles>
    <meta:editing-duration>PT19H34M34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397" meta:character-count="2634" meta:non-whitespace-character-count="2197"/>
  </office:meta>
</office:document-meta>
</file>